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2" text:outline-level="2"><text:bookmark-start text:name="methods"/>Methods<text:bookmark-end text:name="methods"/></text:h>
      <text:p text:style-name="First_20_paragraph">Fig. <text:span text:style-name="T1">¿fig:conceptual?</text:span> shows a conceptual overview of the methodological steps. The components were grouped as the inputs (spatial or non-spatial), the localized steps (divided into single-species-level, two-species-level, and network-level steps), and the final spatial output.</text:p>
      <text:h text:style-name="Heading_20_3" text:outline-level="3"><text:bookmark-start text:name="inputs"/>Inputs<text:bookmark-end text:name="inputs"/></text:h>
      <text:p text:style-name="First_20_paragraph">The inputs were divided into two main categories: the spatial and non-spatial ones (<text:span text:style-name="T2">Inputs</text:span> box on Fig. <text:span text:style-name="T1">¿fig:conceptual?</text:span>).</text:p>
      <text:p text:style-name="Text_20_body">The main building block for the interaction data was the metaweb for Canadian mammals from (1), a non-spatial input (represented as nodes and links on Fig. <text:span text:style-name="T1">¿fig:conceptual?</text:span>). As stated above, a metaweb contains all the possible interactions between the species found in a given regional species pool (2). The species list for the Canadian metaweb was extracted from the International Union for the Conservation of Nature (IUCN) checklist (1). Briefly, the metaweb was developed using graph embedding and phylogenetic transfer learning based on the metaweb of European mammals, which is itself based on a comprehensive survey of interactions reported in the scientific literature (3). The Canadian metaweb is probabilistic, which has the advantage of taking into account that species do not necessarily interact whenever they co-occur (4). However, the Canadian metaweb is not explicitly spatial: it only gives information on interactions in Canada as a whole and does not represent networks at specific locations. Local networks, on the other hand, are realizations from the metaweb resulting from sorting the species and the interactions (5). A spatial and localized metaweb is not equivalent to the local networks, as it will have a different structure and a higher connectance (6). Therefore, producing a spatial metaweb requires additional steps to account for species composition and interaction variability in space.</text:p>
      <text:p text:style-name="Text_20_body">The spatial data used to develop the spatial component of the metaweb were species occurrences and environmental data. First, I extracted species occurrences from the Global Biodiversity Information Facility (GBIF; www.gbif.org) for the Canadian mammals using <text:span text:style-name="Source_Text">GBIF.jl</text:span> (7). Since GBIF observations represent presence-only data and most predictive models require absence data, I generated pseudo-absence data using the surface range envelope method available in <text:span text:style-name="Source_Text">SimpleSDMLayers.jl</text:span> (7). This method generates pseudo-absences by selecting random non-observed locations within the spatial range delimited by the presence data (8). Then, I used environmental data and species distribution models (SDMs, 9) to predict the distribution of Canadian mammals across the whole country. The environmental data I used were the 19 standard BIOCLIM climate variables from WorldClim 2.0 (10) and the 12 consensus land cover variables from EarthEnv (11). The climate variables represent various measures of temperature and precipitation (e.g., annual ranges, monthly maximum or minimum, seasonality) and are available for land areas across the globe. Therefore, they can be used to capture the climatic tolerance of species and model habitat suitability in new locations. The WorldClim data are available at various resolutions. I decided to use the 2.5 arcmin resolution (around 4.5 km at the Equator) as a compromise to catch potential local variations while limiting computation costs to a manageable level. The land cover variables represent classes such as Evergreen broadleaf trees, Cultivated and managed vegetation, Urban/Built-up, and Open Water. Values range between 0 and 100 and represent the consensus prevalence of each class in percentage within a pixel at a 1-km resolution. Since this is finer than the resolution for the climate data, I coarsened the land cover ones to the same 2.5 arcmin resolution using (12).</text:p>
      <text:p text:style-name="Text_20_body">Our selection criteria for choosing an SDM algorithm was to have a method that generated probabilistic results, including both a probability of occurrence for a species in a specific location and the uncertainty associated with the prediction. These were crucial to obtaining a probabilistic version of the metaweb as they were used to create spatial variations in the localized interaction probabilities (see next section). One promising method for this is Gradient Boosted Trees with a Gaussian maximum likelihood from the <text:span text:style-name="Source_Text">EvoTrees.jl</text:span> <text:span text:style-name="T2">Julia</text:span> package (https://github.com/Evovest/EvoTrees.jl). This method returns a prediction for every pixel with an average value and a standard deviation, which I used as a measure of uncertainty to build a Normal distribution for the probability of occurrence of a given species at all pixels (represented as probability distributions on Fig. <text:span text:style-name="T1">¿fig:conceptual?</text:span>).</text:p>
      <text:h text:style-name="Heading_20_3" text:outline-level="3"><text:bookmark-start text:name="localized-steps"/>Localized steps<text:bookmark-end text:name="localized-steps"/></text:h>
      <text:p text:style-name="First_20_paragraph">The next part of the method was the localized steps which produce local metawebs in every pixel. This component was divided into single-species, two-species, and network-level steps (<text:span text:style-name="T2">Localized steps</text:span> box on Fig. <text:span text:style-name="T1">¿fig:conceptual?</text:span>).</text:p>
      <text:p text:style-name="Text_20_body">The single-species steps represented four possible ways to account for uncertainty in the species distributions and bring variation to the spatial metaweb. I explored four different options to select a value from the occurrence distributions obtained in the previous steps (Inputs section): 1) taking the mean from the distribution as the probability of occurrence (option 1 on Fig. <text:span text:style-name="T1">¿fig:conceptual?</text:span>); 2) converting the mean value to a binary one using a specific threshold per species (option 2); 3) sampling a random value within the Normal distribution (option 3); 4) converting the random value into a binary result (option 4). The threshold (<draw:frame draw:style-name="fr1" text:anchor-type="as-char"><draw:object xlink:href="Formula-114/" xlink:type="simple" xlink:show="embed" xlink:actuate="onLoad"/></draw:frame> on Fig. <text:span text:style-name="T1">¿fig:conceptual?</text:span>) used was the value that maximized Youden’s <text:span text:style-name="T2">J</text:span> informedness statistic (13), the same metric used by (1) at an intermediate step while building the metaweb. The four sampling options were intended to explore how uncertainty and variation in the species distributions can affect the metaweb result and reproduce some of the filterings that create the local network realizations (5). I expected thresholding to have a more pronounced effect on network structure as it should reduce the number of links by removing many of the rare interactions (14). Meanwhile, I expected random sampling to create spatial heterogeneity compared to the mean probabilities, as including some extreme values should disrupt the potential effects of environmental gradients.</text:p>
      <text:p text:style-name="Text_20_body">Next, the two-species steps aimed to give the probability of observing a given interaction in a location. For all species pairs, I multiplied the two species’ occurrence probability obtained using the sampling options described in the previous paragraph, then multiplied the co-occurrence probability by the interaction probability from the Canadian metaweb.</text:p>
      <text:p text:style-name="Text_20_body">The network-level steps then created the probabilistic metaweb for the location. I assembled all the local interaction probabilities (from the two-species steps) into a probabilistic network (<text:span text:style-name="T2">sensu</text:span> 14). I then sampled several random network realizations to represent the potential local realization process (5). Finally, this resulted in a distribution of localized networks, which I averaged over the number of simulations to obtain a probabilistic network.</text:p>
      <text:h text:style-name="Heading_20_3" text:outline-level="3"><text:bookmark-start text:name="outputs-and-additional-steps"/>Outputs and additional steps<text:bookmark-end text:name="outputs-and-additional-steps"/></text:h>
      <text:p text:style-name="First_20_paragraph">The final output of my method was the spatial probabilistic metaweb, which contains a localized probabilistic metaweb in every cell across the student extent (Outputs box on Fig. <text:span text:style-name="T1">¿fig:conceptual?</text:span>). This gives us an idea of the possible networks in all locations as the metaweb essentially serves to set an upper bound on the potential interactions (6), but with the added benefit of accounting for co-occurrence probabilities in this case. From there, I can create maps of network properties (e.g. number of links, connectance) measured on the local realizations, display their spatial distribution, and compute some community-level measures such as species richness. Importantly, I can also calculate the uncertainty associated with the network and community measurements and contrast their spatial distribution. I computed uncertainty for species richness by summing the standard deviations of the species occurrence probabilities. For networks, I computed link variance based on the link probabilities according to (14). I then contrasted their spatial distributions to identify areas where their uncertainty matches. These would either indicate that we should trust the predictions (if the uncertainty is low) or need more sampling (if the uncertainty is high) to improve our current knowledge. On the other hand, identifying areas where the richness and link uncertainty do not match would also be highly informative. It could lead to targeted sampling programs for either component (community or network composition).</text:p>
      <text:p text:style-name="Text_20_body">I compared the compositional uniqueness of the networks and the communities to verify if they indicated different exceptional areas. I measured uniqueness using the local contributions to beta diversity (LCBD, 15), which identify sites with exceptional composition by quantifying how much one site contributes to the total variance in the community composition. While many studies used LCBD values to evaluate uniqueness on local scales or few study sites (for example, 16,17), recent studies used the measure on predicted species compositions over broad spatial extents and a large number of sites (18,19). LCBD values can also be used to measure uniqueness for networks by computing the values over the adjacency matrix, which has been shown to capture more unique sites and uniqueness variability than through species composition (20). Here, I measured and compared the uniqueness of our localized community and network predictions. I was especially interested in seeing if the sites identified as unique were the same based on the species and the interactions or if this method allowed identifying areas unique for one element (interactions, for instance) but not the other. Sites with such mismatches should warrant more investigation to understand the reasons for this difference.</text:p>
      <text:section text:name="refs">
        <text:section text:name="ref-Strydom2022FooWeb">
          <text:p text:style-name="Text_20_body">1. Strydom T, Bouskila S, Banville F, Barros C, Caron D, Farrell MJ, et al. <text:a xlink:type="simple" xlink:href="https://doi.org/10.1111/2041-210X.13835" office:name=""><text:span text:style-name="Definition">Food web reconstruction through phylogenetic transfer of low-rank network representation</text:span></text:a>. Methods in Ecology and Evolution. 2022;n/a(n/a). </text:p>
        </text:section>
        <text:section text:name="ref-Dunne2006NetStr">
          <text:p text:style-name="Text_20_body">2. Dunne J. The network structure of food webs. In: Ecological Networks: Linking Structure to Dynamics in Food Webs. 2006. p. 27–86. </text:p>
        </text:section>
        <text:section text:name="ref-Maiorano2020TetSpe">
          <text:p text:style-name="Text_20_body">3. Maiorano L, Montemaggiori A, Ficetola GF, O’Connor L, Thuiller W. <text:a xlink:type="simple" xlink:href="https://doi.org/10.1111/geb.13138" office:name=""><text:span text:style-name="Definition">TETRA-EU 1.0: A species-level trophic metaweb of European tetrapods</text:span></text:a>. Global Ecology and Biogeography. 2020;29(9):1452–7. </text:p>
        </text:section>
        <text:section text:name="ref-Blanchet2020CoOcc">
          <text:p text:style-name="Text_20_body">4. Blanchet FG, Cazelles K, Gravel D. <text:a xlink:type="simple" xlink:href="https://doi.org/10.1111/ele.13525" office:name=""><text:span text:style-name="Definition">Co-occurrence is not evidence of ecological interactions</text:span></text:a>. Jeffers E, editor. Ecology Letters. 2020;23(7):1050–63. </text:p>
        </text:section>
        <text:section text:name="ref-Poisot2015SpeWhy">
          <text:p text:style-name="Text_20_body">5. Poisot T, Stouffer DB, Gravel D. <text:a xlink:type="simple" xlink:href="https://doi.org/10.1111/oik.01719" office:name=""><text:span text:style-name="Definition">Beyond species: Why ecological interaction networks vary through space and time</text:span></text:a>. Oikos. 2015;124(3):243–51. </text:p>
        </text:section>
        <text:section text:name="ref-Strydom2022PreMet">
          <text:p text:style-name="Text_20_body">6. Strydom T, Bouskila S, Banville F, Barros C, Caron D, Farrell MJ, et al. <text:a xlink:type="simple" xlink:href="https://doi.org/10.32942/osf.io/vyzgr" office:name=""><text:span text:style-name="Definition">Predicting metawebs: Transfer of graph embeddings can help alleviate spatial data deficiencies</text:span></text:a>. 2022; </text:p>
        </text:section>
        <text:section text:name="ref-Dansereau2021SimJl">
          <text:p text:style-name="Text_20_body">7. Dansereau G, Poisot T. <text:a xlink:type="simple" xlink:href="https://doi.org/10.21105/joss.02872" office:name=""><text:span text:style-name="Definition">SimpleSDMLayers.jl and GBIF.jl: A framework for species distribution modeling in Julia</text:span></text:a>. Journal of Open Source Software. 2021;6(57):2872. </text:p>
        </text:section>
        <text:section text:name="ref-Barbet-Massin2012SelPse">
          <text:p text:style-name="Text_20_body">8. Barbet-Massin M, Jiguet F, Albert CH, Thuiller W. <text:a xlink:type="simple" xlink:href="https://doi.org/10.1111/j.2041-210X.2011.00172.x" office:name=""><text:span text:style-name="Definition">Selecting pseudo-absences for species distribution models: How, where and how many?</text:span></text:a> Methods in Ecology and Evolution. 2012;3(2):327–38. </text:p>
        </text:section>
        <text:section text:name="ref-Guisan2005PreSpe">
          <text:p text:style-name="Text_20_body">9. Guisan A, Thuiller W. <text:a xlink:type="simple" xlink:href="https://doi.org/10.1111/j.1461-0248.2005.00792.x" office:name=""><text:span text:style-name="Definition">Predicting species distribution: Offering more than simple habitat models</text:span></text:a>. Ecology Letters. 2005;8(9):993–1009. </text:p>
        </text:section>
        <text:section text:name="ref-Fick2017WorNew">
          <text:p text:style-name="Text_20_body">10. Fick SE, Hijmans RJ. <text:a xlink:type="simple" xlink:href="https://doi.org/10.1002/joc.5086" office:name=""><text:span text:style-name="Definition">WorldClim 2: New 1-km spatial resolution climate surfaces for global land areas</text:span></text:a>. International Journal of Climatology. 2017;37(12):4302–15. </text:p>
        </text:section>
        <text:section text:name="ref-Tuanmu2014Glo1km">
          <text:p text:style-name="Text_20_body">11. Tuanmu MN, Jetz W. <text:a xlink:type="simple" xlink:href="https://doi.org/10.1111/geb.12182" office:name=""><text:span text:style-name="Definition">A global 1-km consensus land-cover product for biodiversity and ecosystem modelling</text:span></text:a>. Global Ecology and Biogeography. 2014;23(9):1031–45. </text:p>
        </text:section>
        <text:section text:name="ref-GDAL/OGRcontributors2021GdaOgr">
          <text:p text:style-name="Text_20_body">12. GDAL/OGR contributors. GDAL/OGR geospatial data abstraction software library. Open Source Geospatial Foundation; 2021. </text:p>
        </text:section>
        <text:section text:name="ref-Youden1950IndRat">
          <text:p text:style-name="Text_20_body">13. Youden WJ. <text:a xlink:type="simple" xlink:href="https://doi.org/10.1002/1097-0142(1950)3:1&lt;32::AID-CNCR2820030106&gt;3.0.CO;2-3" office:name=""><text:span text:style-name="Definition">Index for rating diagnostic tests</text:span></text:a>. Cancer. 1950;3(1):32–5. </text:p>
        </text:section>
        <text:section text:name="ref-Poisot2016StrPro">
          <text:p text:style-name="Text_20_body">14. Poisot T, Cirtwill AR, Cazelles K, Gravel D, Fortin MJ, Stouffer DB. <text:a xlink:type="simple" xlink:href="https://doi.org/10.1111/2041-210X.12468" office:name=""><text:span text:style-name="Definition">The structure of probabilistic networks</text:span></text:a>. Vamosi J, editor. Methods in Ecology and Evolution. 2016;7(3):303–12. </text:p>
        </text:section>
        <text:section text:name="ref-Legendre2013BetDiv">
          <text:p text:style-name="Text_20_body">15. Legendre P, De Cáceres M. <text:a xlink:type="simple" xlink:href="https://doi.org/10.1111/ele.12141" office:name=""><text:span text:style-name="Definition">Beta diversity as the variance of community data: Dissimilarity coefficients and partitioning</text:span></text:a>. Ecology Letters. 2013;16(8):951–63. </text:p>
        </text:section>
        <text:section text:name="ref-daSilva2014LocReg">
          <text:p text:style-name="Text_20_body">16. da Silva PG, Hernández MIM. <text:a xlink:type="simple" xlink:href="https://doi.org/10.1371/journal.pone.0111883" office:name=""><text:span text:style-name="Definition">Local and regional effects on community structure of dung beetles in a mainland-island scenario</text:span></text:a>. PLOS ONE. 2014;9(10):e111883. </text:p>
        </text:section>
        <text:section text:name="ref-Heino2017ExpSpe">
          <text:p text:style-name="Text_20_body">17. Heino J, Grönroos M. <text:a xlink:type="simple" xlink:href="https://doi.org/10.1007/s00442-016-3754-7" office:name=""><text:span text:style-name="Definition">Exploring species and site contributions to beta diversity in stream insect assemblages</text:span></text:a>. Oecologia. 2017;183(1):151–60. </text:p>
        </text:section>
        <text:section text:name="ref-Vasconcelos2018ExpImp">
          <text:p text:style-name="Text_20_body">18. Vasconcelos TS, Nascimento BTM do, Prado VHM. <text:a xlink:type="simple" xlink:href="https://doi.org/10.1002/ece3.4357" office:name=""><text:span text:style-name="Definition">Expected impacts of climate change threaten the anuran diversity in the Brazilian hotspots</text:span></text:a>. Ecology and Evolution. 2018;8(16):7894–906. </text:p>
        </text:section>
        <text:section text:name="ref-Dansereau2022EvaEco">
          <text:p text:style-name="Text_20_body">19. Dansereau G, Legendre P, Poisot T. <text:a xlink:type="simple" xlink:href="https://doi.org/10.1111/oik.09063" office:name=""><text:span text:style-name="Definition">Evaluating ecological uniqueness over broad spatial extents using species distribution modelling</text:span></text:a>. Oikos. 2022;2022(5):e09063. </text:p>
        </text:section>
        <text:section text:name="ref-Poisot2017HosPar">
          <text:p text:style-name="Text_20_body">20. Poisot T, Guéveneux-Julien C, Fortin MJ, Gravel D, Legendre P. <text:a xlink:type="simple" xlink:href="https://doi.org/10.1111/geb.12602" office:name=""><text:span text:style-name="Definition">Hosts, parasites and their interactions respond to different climatic variables</text:span></text:a>. Global Ecology and Biogeography. 2017;26(8):942–51.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8-10T16:34:37Z</meta:creation-date>
    <dc:date>2023-08-10T16:34:37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vancouver</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